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rbi" svg:font-family="Calirbi"/>
    <style:font-face style:name="Lucida Grande" svg:font-family="'Lucida Grande', Arial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Calibri" officeooo:rsid="00070d41" officeooo:paragraph-rsid="00070d41"/>
    </style:style>
    <style:style style:name="P2" style:family="paragraph" style:parent-style-name="Standard">
      <style:text-properties style:font-name="Calibri" officeooo:rsid="00070d41" officeooo:paragraph-rsid="00070d41"/>
    </style:style>
    <style:style style:name="P3" style:family="paragraph" style:parent-style-name="Standard">
      <style:text-properties style:font-name="Calibri" officeooo:rsid="0008bfc5" officeooo:paragraph-rsid="0008bfc5"/>
    </style:style>
    <style:style style:name="P4" style:family="paragraph" style:parent-style-name="Standard">
      <style:text-properties style:font-name="Calibri" officeooo:rsid="0008bfc5" officeooo:paragraph-rsid="000aa2bc"/>
    </style:style>
    <style:style style:name="P5" style:family="paragraph" style:parent-style-name="Standard">
      <style:text-properties style:font-name="Calibri" officeooo:rsid="000ba78b" officeooo:paragraph-rsid="000aa2bc"/>
    </style:style>
    <style:style style:name="P6" style:family="paragraph" style:parent-style-name="Standard">
      <style:paragraph-properties fo:break-before="page"/>
      <style:text-properties style:font-name="Calibri" fo:font-weight="bold" officeooo:rsid="0008bfc5" officeooo:paragraph-rsid="0008bfc5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a4b3" style:font-size-asian="10.5pt" style:font-size-complex="10.5pt"/>
    </style:style>
    <style:style style:name="T3" style:family="text">
      <style:text-properties officeooo:rsid="000aa2bc"/>
    </style:style>
    <style:style style:name="T4" style:family="text">
      <style:text-properties officeooo:rsid="000ba78b"/>
    </style:style>
    <style:style style:name="T5" style:family="text">
      <style:text-properties officeooo:rsid="000da4b3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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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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5511265" text:style-name="L2">
        <text:list-item>
          <text:p text:style-name="P1">Introducción. Arquitecturas Web</text:p>
          <text:list>
            <text:list-item>
              <text:p text:style-name="P1">Web</text:p>
            </text:list-item>
            <text:list-item>
              <text:p text:style-name="P1">Servidores</text:p>
            </text:list-item>
            <text:list-item>
              <text:p text:style-name="P1">Web.</text:p>
            </text:list-item>
            <text:list-item>
              <text:p text:style-name="P1">Aplicaciones</text:p>
            </text:list-item>
            <text:list-item>
              <text:p text:style-name="P1">HTTP</text:p>
            </text:list-item>
            <text:list-item>
              <text:p text:style-name="P1">Java EE</text:p>
            </text:list-item>
            <text:list-item>
              <text:p text:style-name="P1">Microservicios</text:p>
            </text:list-item>
            <text:list-item>
              <text:p text:style-name="P1">Simplificando los servidores</text:p>
            </text:list-item>
          </text:list>
        </text:list-item>
      </text:list>
      <text:p text:style-name="P2"/>
      <text:p text:style-name="P2"/>
      <text:list xml:id="list134724827283251" text:continue-numbering="true" text:style-name="L2">
        <text:list-item>
          <text:p text:style-name="P1">Estructura de las aplicaciones</text:p>
          <text:list>
            <text:list-item>
              <text:p text:style-name="P1">Node básico</text:p>
            </text:list-item>
            <text:list-item>
              <text:p text:style-name="P1">Instalar Node en Ubuntu</text:p>
            </text:list-item>
            <text:list-item>
              <text:p text:style-name="P1">NPM</text:p>
            </text:list-item>
            <text:list-item>
              <text:p text:style-name="P1">npm Scripts</text:p>
            </text:list-item>
            <text:list-item>
              <text:p text:style-name="P1">Angular</text:p>
            </text:list-item>
          </text:list>
        </text:list-item>
      </text:list>
      <text:p text:style-name="P2"/>
      <text:p text:style-name="P2"/>
      <text:list xml:id="list134723566402099" text:continue-numbering="true" text:style-name="L2">
        <text:list-item>
          <text:p text:style-name="P1">Administración de servidores de aplicaciones</text:p>
          <text:list>
            <text:list-item>
              <text:p text:style-name="P1">Servidores Node</text:p>
            </text:list-item>
            <text:list-item>
              <text:p text:style-name="P1">Servidores Java</text:p>
              <text:list>
                <text:list-item>
                  <text:p text:style-name="P1">Instalación</text:p>
                </text:list-item>
                <text:list-item>
                  <text:p text:style-name="P1">Configuración</text:p>
                </text:list-item>
                <text:list-item>
                  <text:p text:style-name="P1">Administración</text:p>
                </text:list-item>
                <text:list-item>
                  <text:p text:style-name="P1">Pool de conexiones</text:p>
                </text:list-item>
                <text:list-item>
                  <text:p text:style-name="P1">Monitorización</text:p>
                </text:list-item>
              </text:list>
            </text:list-item>
          </text:list>
        </text:list-item>
      </text:list>
      <text:p text:style-name="P2"/>
      <text:p text:style-name="P2"/>
      <text:list xml:id="list134724690789465" text:continue-numbering="true" text:style-name="L2">
        <text:list-item>
          <text:p text:style-name="P1">Protocolo HTTP</text:p>
          <text:list>
            <text:list-item>
              <text:p text:style-name="P1">HTTP</text:p>
            </text:list-item>
            <text:list-item>
              <text:p text:style-name="P1">REST</text:p>
            </text:list-item>
            <text:list-item>
              <text:p text:style-name="P1">Cabeceras</text:p>
              <text:list>
                <text:list-item>
                  <text:p text:style-name="P1">Accept</text:p>
                </text:list-item>
                <text:list-item>
                  <text:p text:style-name="P1">ContentType</text:p>
                </text:list-item>
                <text:list-item>
                  <text:p text:style-name="P1">Cache</text:p>
                </text:list-item>
                <text:list-item>
                  <text:p text:style-name="P1">Host</text:p>
                </text:list-item>
              </text:list>
            </text:list-item>
            <text:list-item>
              <text:p text:style-name="P1">Metodos</text:p>
              <text:list>
                <text:list-item>
                  <text:p text:style-name="P1">GET</text:p>
                </text:list-item>
                <text:list-item>
                  <text:p text:style-name="P1">POST</text:p>
                </text:list-item>
                <text:list-item>
                  <text:p text:style-name="P1">PUT</text:p>
                </text:list-item>
                <text:list-item>
                  <text:p text:style-name="P1">DELETE</text:p>
                </text:list-item>
              </text:list>
            </text:list-item>
            <text:list-item>
              <text:p text:style-name="P1">Códigos de Estado</text:p>
              <text:list>
                <text:list-item>
                  <text:p text:style-name="P1">2xx</text:p>
                </text:list-item>
                <text:list-item>
                  <text:p text:style-name="P1">4xx</text:p>
                </text:list-item>
                <text:list-item>
                  <text:p text:style-name="P1">5xx</text:p>
                </text:list-item>
              </text:list>
            </text:list-item>
            <text:list-item>
              <text:p text:style-name="P1">Codificación</text:p>
              <text:list>
                <text:list-item>
                  <text:p text:style-name="P1">UTF-8</text:p>
                </text:list-item>
              </text:list>
            </text:list-item>
          </text:list>
        </text:list-item>
      </text:list>
      <text:p text:style-name="P6">Estructura de carpetas:</text:p>
      <text:p text:style-name="P3">→ disenyo-grafico</text:p>
      <text:p text:style-name="P3">→ db</text:p>
      <text:p text:style-name="P3">→ src</text:p>
      <text:p text:style-name="P3"><text:tab/>→ .gitkeep</text:p>
      <text:p text:style-name="P3"><text:tab/>→<text:span text:style-name="T3"> html</text:span></text:p>
      <text:p text:style-name="P4"><text:span text:style-name="T3"><text:tab/>→ js</text:span></text:p>
      <text:p text:style-name="P4"><text:span text:style-name="T3"><text:tab/>→ ts (typescript) </text:span></text:p>
      <text:p text:style-name="P3"><text:tab/>→<text:span text:style-name="T3"> assets</text:span></text:p>
      <text:p text:style-name="P4"><text:tab/><text:tab/><text:tab/>→<text:span text:style-name="T3">img</text:span></text:p>
      <text:p text:style-name="P4"><text:span text:style-name="T3"><text:tab/><text:tab/><text:tab/>→ fonts</text:span></text:p>
      <text:p text:style-name="P4"><text:span text:style-name="T3"><text:tab/><text:tab/><text:tab/>→ css</text:span></text:p>
      <text:p text:style-name="P4"><text:span text:style-name="T3"><text:tab/><text:tab/><text:tab/>→ scss</text:span></text:p>
      <text:p text:style-name="P4"><text:tab/><text:tab/><text:tab/><text:tab/>→<text:span text:style-name="T4"> main.scss</text:span></text:p>
      <text:p text:style-name="P4"><text:tab/><text:tab/><text:tab/><text:tab/>→<text:span text:style-name="T4"> abstract</text:span></text:p>
      <text:p text:style-name="P4"><text:tab/><text:tab/><text:tab/><text:tab/>→<text:span text:style-name="T4"> components</text:span></text:p>
      <text:p text:style-name="P4"><text:tab/><text:tab/><text:tab/><text:tab/>→<text:span text:style-name="T4"> base</text:span></text:p>
      <text:p text:style-name="P5"><text:tab/><text:tab/><text:tab/><text:tab/>→ layout</text:p>
      <text:p text:style-name="P4"><text:span text:style-name="T3"><text:tab/><text:tab/></text:span></text:p>
      <text:p text:style-name="P3">→ negocio</text:p>
      <text:p text:style-name="P3">→ docs <text:span text:style-name="T1">(documentación del proyecto)</text:span></text:p>
      <text:p text:style-name="P3">→ scripts</text:p>
      <text:p text:style-name="P3"><text:tab/>→ build.sh <text:span text:style-name="T1">(compila el sass en typescript y lo copia en dist)</text:span></text:p>
      <text:p text:style-name="P3"><text:tab/>→ deploy.sh <text:span text:style-name="T1">(</text:span><text:span text:style-name="T2">copias todo lo de dist a htdocs</text:span><text:span text:style-name="T1">)</text:span></text:p>
      <text:p text:style-name="P3">→ dis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rbi" svg:font-family="Calirbi"/>
    <style:font-face style:name="Lucida Grande" svg:font-family="'Lucida Grande', Arial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30:23.573000000</meta:creation-date>
    <dc:date>2019-10-02T13:47:22.699000000</dc:date>
    <meta:editing-duration>PT2H55M26S</meta:editing-duration>
    <meta:editing-cycles>1</meta:editing-cycles>
    <meta:document-statistic meta:table-count="0" meta:image-count="0" meta:object-count="0" meta:page-count="2" meta:paragraph-count="67" meta:word-count="177" meta:character-count="1071" meta:non-whitespace-character-count="876"/>
    <meta:generator>LibreOffice/6.2.4.2$Windows_X86_64 LibreOffice_project/2412653d852ce75f65fbfa83fb7e7b669a126d64</meta:generator>
  </office:meta>
</office:document-meta>
</file>